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6729in" style:rel-column-width="16383*"/>
    </style:style>
    <style:style style:name="Tabela1.D" style:family="table-column">
      <style:table-column-properties style:column-width="1.6736in" style:rel-column-width="16386*"/>
    </style:style>
    <style:style style:name="Tabela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b2b2b2" fo:padding="0.0382in" fo:border="0.05pt solid #000000">
        <style:background-image/>
      </style:table-cell-properties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3" style:family="table-cell">
      <style:table-cell-properties fo:padding="0.0382in" fo:border-left="0.05pt solid #000000" fo:border-right="none" fo:border-top="none" fo:border-bottom="0.05pt solid #000000"/>
    </style:style>
    <style:style style:name="Tabela1.B3" style:family="table-cell">
      <style:table-cell-properties fo:padding="0.0382in" fo:border-left="0.05pt solid #000000" fo:border-right="none" fo:border-top="none" fo:border-bottom="0.05pt solid #000000"/>
    </style:style>
    <style:style style:name="Tabela1.C3" style:family="table-cell">
      <style:table-cell-properties fo:padding="0.0382in" fo:border-left="0.05pt solid #000000" fo:border-right="none" fo:border-top="none" fo:border-bottom="0.05pt solid #000000"/>
    </style:style>
    <style:style style:name="Tabe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1.6118in" fo:margin-right="0.0126in" fo:margin-top="0.0091in" fo:margin-bottom="0in" loext:contextual-spacing="false" fo:text-align="end" style:justify-single-word="false" fo:text-indent="0.3929in" style:auto-text-indent="false"/>
      <style:text-properties fo:color="#00000a" style:font-name="Arial" fo:font-size="10pt" fo:language="pt" fo:country="BR" officeooo:paragraph-rsid="00095f75" style:font-size-asian="10pt"/>
    </style:style>
    <style:style style:name="P2" style:family="paragraph" style:parent-style-name="Text_20_body">
      <style:text-properties officeooo:rsid="000a643e" officeooo:paragraph-rsid="000a643e"/>
    </style:style>
    <style:style style:name="P3" style:family="paragraph" style:parent-style-name="Text_20_body">
      <style:text-properties officeooo:rsid="000f47fc" officeooo:paragraph-rsid="000f47fc"/>
    </style:style>
    <style:style style:name="P4" style:family="paragraph" style:parent-style-name="Text_20_body">
      <style:text-properties officeooo:rsid="000f47fc" officeooo:paragraph-rsid="001085f8"/>
    </style:style>
    <style:style style:name="P5" style:family="paragraph" style:parent-style-name="Text_20_body">
      <style:text-properties officeooo:rsid="000f47fc" officeooo:paragraph-rsid="00164bd5"/>
    </style:style>
    <style:style style:name="P6" style:family="paragraph" style:parent-style-name="Text_20_body">
      <style:text-properties officeooo:rsid="00164bd5" officeooo:paragraph-rsid="00164bd5"/>
    </style:style>
    <style:style style:name="P7" style:family="paragraph" style:parent-style-name="Standard">
      <style:paragraph-properties fo:text-align="center" style:justify-single-word="false"/>
      <style:text-properties officeooo:rsid="00095f75" officeooo:paragraph-rsid="00095f75"/>
    </style:style>
    <style:style style:name="P8" style:family="paragraph" style:parent-style-name="Standard">
      <style:paragraph-properties fo:text-align="center" style:justify-single-word="false"/>
      <style:text-properties style:font-name="Arial3" fo:font-size="14pt" fo:font-weight="bold" officeooo:rsid="00095f75" officeooo:paragraph-rsid="00095f75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095f75"/>
    </style:style>
    <style:style style:name="P10" style:family="paragraph" style:parent-style-name="Standard">
      <style:paragraph-properties fo:text-align="center" style:justify-single-word="false"/>
      <style:text-properties officeooo:paragraph-rsid="00095f75"/>
    </style:style>
    <style:style style:name="P11" style:family="paragraph" style:parent-style-name="Standard">
      <style:paragraph-properties fo:text-align="end" style:justify-single-word="false" fo:break-before="page"/>
      <style:text-properties style:font-name="Arial3" fo:font-size="14pt" fo:font-weight="bold" officeooo:rsid="00095f75" officeooo:paragraph-rsid="00095f75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3" fo:font-size="11pt" fo:font-weight="bold" officeooo:rsid="00095f75" officeooo:paragraph-rsid="00095f75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officeooo:rsid="00095f75" officeooo:paragraph-rsid="00095f75" style:font-size-asian="10pt" style:font-size-complex="10pt"/>
    </style:style>
    <style:style style:name="P15" style:family="paragraph" style:parent-style-name="Contents_20_Heading" style:master-page-name="Standard">
      <style:paragraph-properties style:page-number="auto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rsid="00164e7b" officeooo:paragraph-rsid="00164e7b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RF" style:list-style-name="L1">
      <style:paragraph-properties fo:text-align="center" style:justify-single-word="false"/>
    </style:style>
    <style:style style:name="P20" style:family="paragraph" style:parent-style-name="RF" style:list-style-name="L2">
      <style:paragraph-properties fo:text-align="center" style:justify-single-word="false"/>
      <style:text-properties officeooo:paragraph-rsid="000dd04e"/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" style:family="paragraph" style:parent-style-name="RNF" style:list-style-name="L3">
      <style:paragraph-properties fo:text-align="center" style:justify-single-word="false"/>
    </style:style>
    <style:style style:name="P24" style:family="paragraph" style:parent-style-name="RNF" style:list-style-name="L4">
      <style:paragraph-properties fo:text-align="center" style:justify-single-word="false"/>
      <style:text-properties officeooo:paragraph-rsid="00164bd5"/>
    </style:style>
    <style:style style:name="P25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095f75"/>
    </style:style>
    <style:style style:name="T2" style:family="text">
      <style:text-properties officeooo:rsid="000a643e"/>
    </style:style>
    <style:style style:name="T3" style:family="text">
      <style:text-properties officeooo:rsid="000dd04e"/>
    </style:style>
    <style:style style:name="T4" style:family="text">
      <style:text-properties style:text-position="4% 100%" style:font-name="Wingdings" fo:font-size="12pt" fo:language="pt" fo:country="BR" style:font-size-asian="12pt"/>
    </style:style>
    <style:style style:name="T5" style:family="text">
      <style:text-properties style:text-position="4% 100%" fo:font-size="12pt" fo:letter-spacing="0.0335in" fo:language="pt" fo:country="BR" style:font-size-asian="12pt"/>
    </style:style>
    <style:style style:name="T6" style:family="text">
      <style:text-properties fo:font-size="12pt" fo:language="pt" fo:country="BR" style:font-size-asian="12pt"/>
    </style:style>
    <style:style style:name="T7" style:family="text">
      <style:text-properties officeooo:rsid="00164bd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RF" style:num-suffix="] " style:num-format="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RF" style:num-suffix="] " style:num-format="1" text:start-value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[NF" style:num-suffix="] 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[NF" style:num-suffix="] 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Title">Documento de Requisitos do Sistema</text:p>
      <text:p text:style-name="Subtitle">Sistema de Distribuição de Vagas em Escolas Segundo <text:span text:style-name="T2">à</text:span>s Preferências de Escolas e Alunos</text:p>
      <text:p text:style-name="P11"/>
      <text:p text:style-name="P8"/>
      <text:p text:style-name="P8">Histórico de Alterações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Versão</text:p>
          </table:table-cell>
          <table:table-cell table:style-name="Tabela1.A1" office:value-type="string">
            <text:p text:style-name="P12">Descrição</text:p>
          </table:table-cell>
          <table:table-cell table:style-name="Tabela1.D1" office:value-type="string">
            <text:p text:style-name="P12">Autor</text:p>
          </table:table-cell>
        </table:table-row>
        <table:table-row>
          <table:table-cell table:style-name="Tabela1.C3" office:value-type="string">
            <text:p text:style-name="P14">10/09/2017</text:p>
          </table:table-cell>
          <table:table-cell table:style-name="Tabela1.C3" office:value-type="string">
            <text:p text:style-name="P14">1,0</text:p>
          </table:table-cell>
          <table:table-cell table:style-name="Tabela1.C3" office:value-type="string">
            <text:p text:style-name="P14">Versão inicial do documento</text:p>
          </table:table-cell>
          <table:table-cell table:style-name="Tabela1.D3" office:value-type="string">
            <text:p text:style-name="P14">Arnaldo Carneiro</text:p>
          </table:table-cell>
        </table:table-row>
        <table:table-row>
          <table:table-cell table:style-name="Tabela1.C3" office:value-type="string">
            <text:p text:style-name="P13"/>
          </table:table-cell>
          <table:table-cell table:style-name="Tabela1.C3" office:value-type="string">
            <text:p text:style-name="P13"/>
          </table:table-cell>
          <table:table-cell table:style-name="Tabela1.C3" office:value-type="string">
            <text:p text:style-name="P13"/>
          </table:table-cell>
          <table:table-cell table:style-name="Tabela1.D3" office:value-type="string">
            <text:p text:style-name="P13"/>
          </table:table-cell>
        </table:table-row>
      </table:table>
      <text:p text:style-name="P10"/>
      <text:table-of-content text:style-name="Sect1" text:protected="true" text:name="Sumário1">
        <text:table-of-content-source text:outline-level="10">
          <text:index-title-template text:style-name="Contents_20_Heading">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5">Conteúdo</text:p>
          </text:index-title>
          <text:p text:style-name="P16"><text:a xlink:type="simple" xlink:href="#__RefHeading__662_2138050620" text:style-name="Index_20_Link" text:visited-style-name="Index_20_Link">1.Introdução<text:tab/>4</text:a></text:p>
          <text:p text:style-name="P21"><text:a xlink:type="simple" xlink:href="#__RefHeading__850_2138050620" text:style-name="Index_20_Link" text:visited-style-name="Index_20_Link">1.1 Visão geral do documento<text:tab/>4</text:a></text:p>
          <text:p text:style-name="P21"><text:a xlink:type="simple" xlink:href="#__RefHeading__852_2138050620" text:style-name="Index_20_Link" text:visited-style-name="Index_20_Link">1.2 Convenções, termos e abreviações<text:tab/>4</text:a></text:p>
          <text:p text:style-name="P22"><text:a xlink:type="simple" xlink:href="#__RefHeading__854_2138050620" text:style-name="Index_20_Link" text:visited-style-name="Index_20_Link">1.2.1 <text:s/>Identificação dos requisitos<text:tab/>4</text:a></text:p>
          <text:p text:style-name="P22"><text:a xlink:type="simple" xlink:href="#__RefHeading__856_2138050620" text:style-name="Index_20_Link" text:visited-style-name="Index_20_Link">1.2.2 <text:s/>Prioridade dos requisitos<text:tab/>4</text:a></text:p>
          <text:p text:style-name="P16"><text:a xlink:type="simple" xlink:href="#__RefHeading__858_2138050620" text:style-name="Index_20_Link" text:visited-style-name="Index_20_Link">2.Descrição geral do sistema<text:tab/>4</text:a></text:p>
          <text:p text:style-name="P21"><text:a xlink:type="simple" xlink:href="#__RefHeading__860_2138050620" text:style-name="Index_20_Link" text:visited-style-name="Index_20_Link">2.1 Abrangência e sistema relacionados<text:tab/>4</text:a></text:p>
          <text:p text:style-name="P16"><text:a xlink:type="simple" xlink:href="#__RefHeading__862_2138050620" text:style-name="Index_20_Link" text:visited-style-name="Index_20_Link">3.Requisitos funcionais (casos de uso)<text:tab/>4</text:a></text:p>
          <text:p text:style-name="P21"><text:a xlink:type="simple" xlink:href="#__RefHeading__864_2138050620" text:style-name="Index_20_Link" text:visited-style-name="Index_20_Link">3.1 Cadastro<text:tab/>4</text:a></text:p>
          <text:p text:style-name="P22"><text:a xlink:type="simple" xlink:href="#__RefHeading__866_2138050620" text:style-name="Index_20_Link" text:visited-style-name="Index_20_Link">[RF1] Requisito 1<text:tab/>4</text:a></text:p>
          <text:p text:style-name="P22"><text:a xlink:type="simple" xlink:href="#__RefHeading__868_2138050620" text:style-name="Index_20_Link" text:visited-style-name="Index_20_Link">[RF2] Requisito 2<text:tab/>5</text:a></text:p>
          <text:p text:style-name="P22"><text:a xlink:type="simple" xlink:href="#__RefHeading__868_213805062015" text:style-name="Index_20_Link" text:visited-style-name="Index_20_Link">[RF3] Requisito 3<text:tab/>5</text:a></text:p>
          <text:p text:style-name="P22"><text:a xlink:type="simple" xlink:href="#__RefHeading__868_213805062016" text:style-name="Index_20_Link" text:visited-style-name="Index_20_Link">[RF4] Requisito 4<text:tab/>5</text:a></text:p>
          <text:p text:style-name="P22"><text:a xlink:type="simple" xlink:href="#__RefHeading__868_213805062017" text:style-name="Index_20_Link" text:visited-style-name="Index_20_Link">[RF5] Requisito 5<text:tab/>5</text:a></text:p>
          <text:p text:style-name="P22"><text:a xlink:type="simple" xlink:href="#__RefHeading__868_213805062018" text:style-name="Index_20_Link" text:visited-style-name="Index_20_Link">[RF6] Requisito 6<text:tab/>6</text:a></text:p>
          <text:p text:style-name="P22"><text:a xlink:type="simple" xlink:href="#__RefHeading__868_213805062019" text:style-name="Index_20_Link" text:visited-style-name="Index_20_Link">[RF7] Requisito 7<text:tab/>6</text:a></text:p>
          <text:p text:style-name="P16"><text:a xlink:type="simple" xlink:href="#__RefHeading__870_2138050620" text:style-name="Index_20_Link" text:visited-style-name="Index_20_Link">4.Requisitos não-funcionais<text:tab/>6</text:a></text:p>
          <text:p text:style-name="P22"><text:a xlink:type="simple" xlink:href="#__RefHeading__894_2138050620" text:style-name="Index_20_Link" text:visited-style-name="Index_20_Link">[NF1] Requisito não-funcional 1<text:tab/>6</text:a></text:p>
          <text:p text:style-name="P22"><text:a xlink:type="simple" xlink:href="#__RefHeading__910_2138050620" text:style-name="Index_20_Link" text:visited-style-name="Index_20_Link">[NF2] Requisito não-funcional 2<text:tab/>7</text:a></text:p>
          <text:p text:style-name="P22"><text:a xlink:type="simple" xlink:href="#__RefHeading__912_2138050620" text:style-name="Index_20_Link" text:visited-style-name="Index_20_Link">[NF3] Requisito não-funcional 3<text:tab/>7</text:a></text:p>
          <text:p text:style-name="P22"><text:a xlink:type="simple" xlink:href="#__RefHeading__914_2138050620" text:style-name="Index_20_Link" text:visited-style-name="Index_20_Link">[NF4] Requisito não-funcional 4<text:tab/>7</text:a></text:p>
          <text:p text:style-name="P22"><text:a xlink:type="simple" xlink:href="#__RefHeading__916_2138050620" text:style-name="Index_20_Link" text:visited-style-name="Index_20_Link">[NF5] Requisito não-funcional 5<text:tab/>7</text:a></text:p>
          <text:p text:style-name="P22"><text:a xlink:type="simple" xlink:href="#__RefHeading__918_2138050620" text:style-name="Index_20_Link" text:visited-style-name="Index_20_Link">[NF6] Requisito não-funcional 6<text:tab/>7</text:a></text:p>
          <text:p text:style-name="P22"><text:a xlink:type="simple" xlink:href="#__RefHeading__920_2138050620" text:style-name="Index_20_Link" text:visited-style-name="Index_20_Link">[NF7] Requisito não-funcional 7<text:tab/>7</text:a></text:p>
          <text:p text:style-name="P22"><text:a xlink:type="simple" xlink:href="#__RefHeading__922_2138050620" text:style-name="Index_20_Link" text:visited-style-name="Index_20_Link">[NF8] Requisito não-funcional 8<text:tab/>7</text:a></text:p>
          <text:p text:style-name="P22"><text:a xlink:type="simple" xlink:href="#__RefHeading__924_2138050620" text:style-name="Index_20_Link" text:visited-style-name="Index_20_Link">[NF9] Requisito não-funcional 9<text:tab/>7</text:a></text:p>
          <text:p text:style-name="P22"><text:a xlink:type="simple" xlink:href="#__RefHeading__926_2138050620" text:style-name="Index_20_Link" text:visited-style-name="Index_20_Link">[NF10] Requisito não-funcional 10<text:tab/>8</text:a></text:p>
          <text:p text:style-name="P16"><text:a xlink:type="simple" xlink:href="#__RefHeading__872_2138050620" text:style-name="Index_20_Link" text:visited-style-name="Index_20_Link">5.Referências<text:tab/>8</text:a></text:p>
          <text:p text:style-name="P16"><text:a xlink:type="simple" xlink:href="#__RefHeading__874_2138050620" text:style-name="Index_20_Link" text:visited-style-name="Index_20_Link">6.Apêndice<text:tab/>8</text:a></text:p>
        </text:index-body>
      </text:table-of-content>
      <text:p text:style-name="P7"/>
      <text:h text:style-name="P18" text:outline-level="1"><text:bookmark-start text:name="__RefHeading__662_2138050620"/>Intro<text:span text:style-name="T1">d</text:span>ução<text:bookmark-end text:name="__RefHeading__662_2138050620"/></text:h>
      <text:p text:style-name="P2">Este documento especifica os requisitos do Sistema de Distribuição de Vagas em Escolas Segundo às Preferências de Escolas e Alunos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850_2138050620"/>Visão geral do documento<text:bookmark-end text:name="__RefHeading__850_2138050620"/></text:h>
      <text:p text:style-name="P2">Além desta sessão introdutória, …</text:p>
      <text:h text:style-name="Heading_20_2" text:outline-level="2"><text:bookmark-start text:name="__RefHeading__852_2138050620"/>Convenções, termos e abreviações<text:bookmark-end text:name="__RefHeading__852_2138050620"/></text:h>
      <text:p text:style-name="P2">Blah, blah, blah</text:p>
      <text:h text:style-name="Heading_20_3" text:outline-level="3"><text:bookmark-start text:name="__RefHeading__854_2138050620"/>Identificação dos requisitos<text:bookmark-end text:name="__RefHeading__854_2138050620"/></text:h>
      <text:p text:style-name="P2">Blah</text:p>
      <text:h text:style-name="Heading_20_3" text:outline-level="3"><text:bookmark-start text:name="__RefHeading__856_2138050620"/>Prioridade dos requisitos<text:bookmark-end text:name="__RefHeading__856_2138050620"/></text:h>
      <text:p text:style-name="P2">Blah</text:p>
      <text:h text:style-name="Heading_20_1" text:outline-level="1"><text:bookmark-start text:name="__RefHeading__858_2138050620"/>Descrição geral do sistema<text:bookmark-end text:name="__RefHeading__858_2138050620"/></text:h>
      <text:h text:style-name="Heading_20_2" text:outline-level="2"><text:bookmark-start text:name="__RefHeading__860_2138050620"/>Abrangência e sistema relacionados<text:bookmark-end text:name="__RefHeading__860_2138050620"/></text:h>
      <text:p text:style-name="P2">Blah</text:p>
      <text:h text:style-name="Heading_20_1" text:outline-level="1"><text:bookmark-start text:name="__RefHeading__862_2138050620"/>Requisitos funcionais (casos de uso)<text:bookmark-end text:name="__RefHeading__862_2138050620"/></text:h>
      <text:h text:style-name="Heading_20_2" text:outline-level="2"><text:bookmark-start text:name="__RefHeading__864_2138050620"/>Cadastro<text:bookmark-end text:name="__RefHeading__864_2138050620"/></text:h>
      <text:list xml:id="list849949428131745554" text:style-name="L1">
        <text:list-item>
          <text:list>
            <text:list-item>
              <text:list>
                <text:list-item>
                  <text:h text:style-name="P19" text:outline-level="3"><text:bookmark-start text:name="__RefHeading__866_2138050620"/>Requisito 1<text:bookmark-end text:name="__RefHeading__866_2138050620"/></text:h>
                </text:list-item>
              </text:list>
            </text:list-item>
          </text:list>
        </text:list-item>
      </text:list>
      <text:p text:style-name="P3">Nome do caso de uso: Blah</text:p>
      <text:p text:style-name="P3">Descrição do caso de uso: Blah</text:p>
      <text:p text:style-name="P3">Atores: Blah</text:p>
      <text:p text:style-name="P3">Regras de negócio: Blah</text:p>
      <text:p text:style-name="P4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p text:style-name="P3">Entradas e pré-condições: Blah</text:p>
      <text:p text:style-name="P3">Saídas e pós-condição: Blah</text:p>
      <text:list xml:id="list8477820961105850261" text:style-name="L2">
        <text:list-item>
          <text:list>
            <text:list-item>
              <text:list>
                <text:list-item>
                  <text:h text:style-name="P20" text:outline-level="3"><text:bookmark-start text:name="__RefHeading__868_2138050620"/><text:soft-page-break/>Requisito 2<text:bookmark-end text:name="__RefHeading__868_2138050620"/></text:h>
                </text:list-item>
              </text:list>
            </text:list-item>
          </text:list>
        </text:list-item>
      </text:list>
      <text:p text:style-name="P4">Nome do caso de uso: Blah</text:p>
      <text:p text:style-name="P4">Descrição do caso de uso: Blah</text:p>
      <text:p text:style-name="P4">Atores: Blah</text:p>
      <text:p text:style-name="P4">Regras de negócio: Blah</text:p>
      <text:p text:style-name="P4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p text:style-name="P4">Entradas e pré-condições: Blah</text:p>
      <text:p text:style-name="P4">Saídas e pós-condição: Blah</text:p>
      <text:list xml:id="list171809197526472" text:continue-numbering="true" text:style-name="L2">
        <text:list-item>
          <text:list>
            <text:list-item>
              <text:list>
                <text:list-item>
                  <text:h text:style-name="P20" text:outline-level="3"><text:bookmark-start text:name="__RefHeading__868_213805062015"/>Requisito <text:span text:style-name="T3">3</text:span><text:bookmark-end text:name="__RefHeading__868_213805062015"/></text:h>
                </text:list-item>
              </text:list>
            </text:list-item>
          </text:list>
        </text:list-item>
      </text:list>
      <text:p text:style-name="P4">Nome do caso de uso: Blah</text:p>
      <text:p text:style-name="P4">Descrição do caso de uso: Blah</text:p>
      <text:p text:style-name="P4">Atores: Blah</text:p>
      <text:p text:style-name="P4">Regras de negócio: Blah</text:p>
      <text:p text:style-name="P4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p text:style-name="P4">Entradas e pré-condições: Blah</text:p>
      <text:p text:style-name="P4">Saídas e pós-condição: Blah</text:p>
      <text:list xml:id="list171809940420681" text:continue-numbering="true" text:style-name="L2">
        <text:list-item>
          <text:list>
            <text:list-item>
              <text:list>
                <text:list-item>
                  <text:h text:style-name="P20" text:outline-level="3"><text:bookmark-start text:name="__RefHeading__868_213805062016"/>Requisito <text:span text:style-name="T3">4</text:span><text:bookmark-end text:name="__RefHeading__868_213805062016"/></text:h>
                </text:list-item>
              </text:list>
            </text:list-item>
          </text:list>
        </text:list-item>
      </text:list>
      <text:p text:style-name="P4">Nome do caso de uso: Blah</text:p>
      <text:p text:style-name="P4">Descrição do caso de uso: Blah</text:p>
      <text:p text:style-name="P4">Atores: Blah</text:p>
      <text:p text:style-name="P4">Regras de negócio: Blah</text:p>
      <text:p text:style-name="P4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p text:style-name="P4">Entradas e pré-condições: Blah</text:p>
      <text:p text:style-name="P4">Saídas e pós-condição: Blah</text:p>
      <text:list xml:id="list171810040777564" text:continue-numbering="true" text:style-name="L2">
        <text:list-item>
          <text:list>
            <text:list-item>
              <text:list>
                <text:list-item>
                  <text:h text:style-name="P20" text:outline-level="3"><text:bookmark-start text:name="__RefHeading__868_213805062017"/>Requisito <text:span text:style-name="T3">5</text:span><text:bookmark-end text:name="__RefHeading__868_213805062017"/></text:h>
                </text:list-item>
              </text:list>
            </text:list-item>
          </text:list>
        </text:list-item>
      </text:list>
      <text:p text:style-name="P4">Nome do caso de uso: Blah</text:p>
      <text:p text:style-name="P4">Descrição do caso de uso: Blah</text:p>
      <text:p text:style-name="P4"><text:soft-page-break/>Atores: Blah</text:p>
      <text:p text:style-name="P4">Regras de negócio: Blah</text:p>
      <text:p text:style-name="P4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p text:style-name="P4">Entradas e pré-condições: Blah</text:p>
      <text:p text:style-name="P4">Saídas e pós-condição: Blah</text:p>
      <text:list xml:id="list171809820871608" text:continue-numbering="true" text:style-name="L2">
        <text:list-item>
          <text:list>
            <text:list-item>
              <text:list>
                <text:list-item>
                  <text:h text:style-name="P20" text:outline-level="3"><text:bookmark-start text:name="__RefHeading__868_213805062018"/>Requisito <text:span text:style-name="T3">6</text:span><text:bookmark-end text:name="__RefHeading__868_213805062018"/></text:h>
                </text:list-item>
              </text:list>
            </text:list-item>
          </text:list>
        </text:list-item>
      </text:list>
      <text:p text:style-name="P4">Nome do caso de uso: Blah</text:p>
      <text:p text:style-name="P4">Descrição do caso de uso: Blah</text:p>
      <text:p text:style-name="P4">Atores: Blah</text:p>
      <text:p text:style-name="P4">Regras de negócio: Blah</text:p>
      <text:p text:style-name="P4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p text:style-name="P4">Entradas e pré-condições: Blah</text:p>
      <text:p text:style-name="P4">Saídas e pós-condição: Blah</text:p>
      <text:list xml:id="list171810060641709" text:continue-numbering="true" text:style-name="L2">
        <text:list-item>
          <text:list>
            <text:list-item>
              <text:list>
                <text:list-item>
                  <text:h text:style-name="P20" text:outline-level="3"><text:bookmark-start text:name="__RefHeading__868_213805062019"/>Requisito <text:span text:style-name="T3">7</text:span><text:bookmark-end text:name="__RefHeading__868_213805062019"/></text:h>
                </text:list-item>
              </text:list>
            </text:list-item>
          </text:list>
        </text:list-item>
      </text:list>
      <text:p text:style-name="P4">Nome do caso de uso: Blah</text:p>
      <text:p text:style-name="P4">Descrição do caso de uso: Blah</text:p>
      <text:p text:style-name="P4">Atores: Blah</text:p>
      <text:p text:style-name="P4">Regras de negócio: Blah</text:p>
      <text:p text:style-name="P4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p text:style-name="P4">Entradas e pré-condições: Blah</text:p>
      <text:p text:style-name="P4">Saídas e pós-condição: Blah</text:p>
      <text:h text:style-name="Heading_20_1" text:outline-level="1"><text:bookmark-start text:name="__RefHeading__870_2138050620"/>Requisitos não-funcionais<text:bookmark-end text:name="__RefHeading__870_2138050620"/></text:h>
      <text:p text:style-name="Text_20_body"/>
      <text:list xml:id="list5055633876979523081" text:style-name="L3">
        <text:list-item>
          <text:h text:style-name="P23" text:outline-level="3"><text:bookmark-start text:name="__RefHeading__894_2138050620"/>Requisito não-funcional 1<text:bookmark-end text:name="__RefHeading__894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list xml:id="list2513301751951339355" text:style-name="L4">
        <text:list-item>
          <text:h text:style-name="P24" text:outline-level="3"><text:bookmark-start text:name="__RefHeading__910_2138050620"/><text:soft-page-break/>Requisito não-funcional <text:span text:style-name="T7">2</text:span><text:bookmark-end text:name="__RefHeading__910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list xml:id="list171810114442723" text:continue-numbering="true" text:style-name="L4">
        <text:list-item>
          <text:h text:style-name="P24" text:outline-level="3"><text:bookmark-start text:name="__RefHeading__912_2138050620"/>Requisito não-funcional <text:span text:style-name="T7">3</text:span><text:bookmark-end text:name="__RefHeading__912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list xml:id="list171810274105175" text:continue-numbering="true" text:style-name="L4">
        <text:list-item>
          <text:h text:style-name="P24" text:outline-level="3"><text:bookmark-start text:name="__RefHeading__914_2138050620"/>Requisito não-funcional <text:span text:style-name="T7">4</text:span><text:bookmark-end text:name="__RefHeading__914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list xml:id="list171810282654815" text:continue-numbering="true" text:style-name="L4">
        <text:list-item>
          <text:h text:style-name="P24" text:outline-level="3"><text:bookmark-start text:name="__RefHeading__916_2138050620"/>Requisito não-funcional <text:span text:style-name="T7">5</text:span><text:bookmark-end text:name="__RefHeading__916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list xml:id="list171808620331222" text:continue-numbering="true" text:style-name="L4">
        <text:list-item>
          <text:h text:style-name="P24" text:outline-level="3"><text:bookmark-start text:name="__RefHeading__918_2138050620"/>Requisito não-funcional <text:span text:style-name="T7">6</text:span><text:bookmark-end text:name="__RefHeading__918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list xml:id="list171810273417042" text:continue-numbering="true" text:style-name="L4">
        <text:list-item>
          <text:h text:style-name="P24" text:outline-level="3"><text:bookmark-start text:name="__RefHeading__920_2138050620"/>Requisito não-funcional <text:span text:style-name="T7">7</text:span><text:bookmark-end text:name="__RefHeading__920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list xml:id="list171808525963060" text:continue-numbering="true" text:style-name="L4">
        <text:list-item>
          <text:h text:style-name="P24" text:outline-level="3"><text:bookmark-start text:name="__RefHeading__922_2138050620"/>Requisito não-funcional <text:span text:style-name="T7">8</text:span><text:bookmark-end text:name="__RefHeading__922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list xml:id="list171808843782799" text:continue-numbering="true" text:style-name="L4">
        <text:list-item>
          <text:h text:style-name="P24" text:outline-level="3"><text:bookmark-start text:name="__RefHeading__924_2138050620"/>Requisito não-funcional <text:span text:style-name="T7">9</text:span><text:bookmark-end text:name="__RefHeading__924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list xml:id="list171809256446673" text:continue-numbering="true" text:style-name="L4">
        <text:list-item>
          <text:h text:style-name="P24" text:outline-level="3"><text:bookmark-start text:name="__RefHeading__926_2138050620"/><text:soft-page-break/>Requisito não-funcional 1<text:span text:style-name="T7">0</text:span><text:bookmark-end text:name="__RefHeading__926_2138050620"/></text:h>
        </text:list-item>
      </text:list>
      <text:p text:style-name="P6">Blah</text:p>
      <text:p text:style-name="P5">Prioridade:<text:tab/><text:span text:style-name="T4"></text:span><text:span text:style-name="T5"> </text:span><text:span text:style-name="T6">Essencial<text:tab/><text:tab/></text:span><text:span text:style-name="T4"></text:span><text:span text:style-name="T5"> </text:span><text:span text:style-name="T6">Importante<text:tab/><text:tab/></text:span><text:span text:style-name="T4"></text:span><text:span text:style-name="T5"> </text:span><text:span text:style-name="T6">Desejável</text:span></text:p>
      <text:h text:style-name="P17" text:outline-level="1"><text:bookmark-start text:name="__RefHeading__872_2138050620"/>Referências<text:bookmark-end text:name="__RefHeading__872_2138050620"/></text:h>
      <text:p text:style-name="P2">Blah</text:p>
      <text:h text:style-name="P17" text:outline-level="1"><text:bookmark-start text:name="__RefHeading__874_2138050620"/>Apêndice<text:bookmark-end text:name="__RefHeading__874_2138050620"/></text:h>
      <text:p text:style-name="P2">Blah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5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5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5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5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end" style:justify-single-word="false" style:shadow="none"/>
      <style:text-properties style:font-name="Arial1" fo:font-family="Arial" style:font-style-name="Negrito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end" style:justify-single-word="false"/>
      <style:text-properties style:font-name="Arial2" fo:font-family="Arial" style:font-style-name="Regular" style:font-family-generic="swiss" style:font-pitch="variable"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in" draw:fill-image-height="0in"/>
      <style:paragraph-properties fo:margin-top="0.1665in" fo:margin-bottom="0.0835in" loext:contextual-spacing="false" style:page-number="auto" fo:padding="0.0201in" fo:border="0.99pt solid #000000" style:shadow="none" text:number-lines="false" text:line-number="0">
        <style:tab-stops/>
      </style:paragraph-properties>
      <style:text-properties style:font-name="Arial1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3in" fo:margin-right="0in" fo:margin-top="0.139in" fo:margin-bottom="0.0835in" loext:contextual-spacing="false" fo:text-indent="-0.3in" style:auto-text-indent="false">
        <style:tab-stops/>
      </style:paragraph-properties>
      <style:text-properties style:font-name="Arial1" fo:font-family="Arial" style:font-style-name="Negrito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/>
      <style:text-properties style:font-name="Arial1" fo:font-family="Arial" style:font-style-name="Negrito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RF" style:family="paragraph" style:parent-style-name="Heading" style:next-style-name="Text_20_body" style:default-outline-level="3" style:list-style-name="">
      <style:paragraph-properties fo:padding="0.0201in" fo:border="0.99pt solid #000000" style:shadow="none"/>
      <style:text-properties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RNF" style:family="paragraph" style:parent-style-name="Heading" style:next-style-name="Text_20_body" style:default-outline-level="3" style:list-style-name="">
      <style:paragraph-properties fo:text-align="start" style:justify-single-word="false" fo:padding="0.0201in" fo:border="0.99pt solid #000000" style:shadow="none"/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paragraph-properties fo:margin-left="1.6118in" fo:margin-right="0.0126in" fo:margin-top="0.0091in" fo:margin-bottom="0in" loext:contextual-spacing="false" fo:text-align="end" style:justify-single-word="false" fo:text-indent="0.3929in" style:auto-text-indent="false"/>
      <style:text-properties fo:color="#00000a" style:font-name="Arial" fo:font-size="10pt" fo:language="pt" fo:country="BR" officeooo:paragraph-rsid="00095f75" style:font-size-asian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>
      <style:header>
        <text:p text:style-name="MP1">Grupo: Arnaldo Carneiro &amp; Tássio Ricardo</text:p>
        <text:p text:style-name="MP1">Curso: TADS</text:p>
        <text:p text:style-name="MP1">Disciplina: Projetos de Desenvolvimento de Sistema Corporativo</text:p>
        <text:p text:style-name="MP1">Professora: Lizianne P. Marques Sou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5:28:51.755000000</meta:creation-date>
    <dc:date>2017-09-10T17:18:08.147000000</dc:date>
    <meta:editing-duration>PT44M37S</meta:editing-duration>
    <meta:editing-cycles>15</meta:editing-cycles>
    <meta:generator>LibreOffice/4.4.1.2$Windows_x86 LibreOffice_project/45e2de17089c24a1fa810c8f975a7171ba4cd432</meta:generator>
    <meta:document-statistic meta:table-count="1" meta:image-count="0" meta:object-count="0" meta:page-count="8" meta:paragraph-count="151" meta:word-count="656" meta:character-count="4195" meta:non-whitespace-character-count="3658"/>
  </office:meta>
</office:document-meta>
</file>